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paragraph-properties style:line-height-at-least="0.2222in"/>
      <style:text-properties style:font-name="Arial" fo:font-size="14.0pt" fo:color="#181818" fo:background-color="#ffffff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## This is a markdown fi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1</meta:generator>
  </office:meta>
</office:document-meta>
</file>